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78e5a" officeooo:paragraph-rsid="00178e5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urity issues in Smart Grids</text:p>
      <text:p text:style-name="Text_20_body">The next generation of power systems</text:p>
      <text:p text:style-name="Text_20_body">involves a variety of smart devices and technologies, such as smart meters,</text:p>
      <text:p text:style-name="Text_20_body">smart appliances, renewable energy resources, and</text:p>
      <text:p text:style-name="Text_20_body">energy efficiency resources. Such devices and technologies are key</text:p>
      <text:p text:style-name="Text_20_body">components of a smart electrical grid. Security is a critical issue in smart</text:p>
      <text:p text:style-name="Text_20_body">grids, because they involve critical power facilities through millions of</text:p>
      <text:p text:style-name="Text_20_body">interconnected electronic devices. As you can see on the screen,</text:p>
      <text:p text:style-name="Text_20_body">a grid of renewable energy resources, transmission lines, distribution centers, service providers, and smart electricity</text:p>
      <text:p text:style-name="Text_20_body">consumers forms a smart grid. In order to provide a service,</text:p>
      <text:p text:style-name="Text_20_body">information is collected and communicated between the components through</text:p>
      <text:p text:style-name="Text_20_body">a distributed and hierarchical network. Reliability, safety, and</text:p>
      <text:p text:style-name="Text_20_body">usability of these services are highly dependent on security</text:p>
      <text:p text:style-name="Text_20_body">of smart grid networks. Based on its features, the smart grid is</text:p>
      <text:p text:style-name="Text_20_body">vulnerable to different kinds of attacks. Next, some of the most common</text:p>
      <text:p text:style-name="Text_20_body">attack types are introduced. Like many other networks</text:p>
      <text:p text:style-name="Text_20_body">also the smart grid suffers from denial of service attacks. These attacks can target different</text:p>
      <text:p text:style-name="Text_20_body">layers of the smart grid network in different ways. In the physical layer, channel jamming</text:p>
      <text:p text:style-name="Text_20_body">is the most common attack type, especially in wireless communication. Since it's easier for an attacker to</text:p>
      <text:p text:style-name="Text_20_body">intercept wireless communication channels than authenticated networks. In the media access control or</text:p>
      <text:p text:style-name="Text_20_body">a MAC layer, by spoofing MAC parameters, an attacker has a better chance</text:p>
      <text:p text:style-name="Text_20_body">to access the network in order to reduce the performance of</text:p>
      <text:p text:style-name="Text_20_body">shared communication channels, and compromise availability and</text:p>
      <text:p text:style-name="Text_20_body">integrity of the system. In the network and</text:p>
      <text:p text:style-name="Text_20_body">the transport layers, denial-of-service attacks can reduce the end-to-end</text:p>
      <text:p text:style-name="Text_20_body">communication performance. Especially worm propagation and</text:p>
      <text:p text:style-name="Text_20_body">traffic flooding in these layers can considerably reduce the communication</text:p>
      <text:p text:style-name="Text_20_body"><text:soft-page-break/>speed, and thereby the overall performance of the smart grid. In the application layer, an attacker</text:p>
      <text:p text:style-name="Text_20_body">targets machine's resources, such as CPU or I/O bandwidth by exhausting resources</text:p>
      <text:p text:style-name="Text_20_body">of smart devices and computer systems. In a smart grid, majority of computing and communication devices are resource</text:p>
      <text:p text:style-name="Text_20_body">constrained, and therefore, this kind of attack is very serious and</text:p>
      <text:p text:style-name="Text_20_body">threatening for a smart grid. In addition to denial of service attacks,</text:p>
      <text:p text:style-name="Text_20_body">which may target the availability, smart grids are also vulnerable</text:p>
      <text:p text:style-name="Text_20_body">to some other attack types which target integrity and confidentiality</text:p>
      <text:p text:style-name="Text_20_body">of the customer's information. For example, usage and pricing</text:p>
      <text:p text:style-name="Text_20_body">information and also power system values, such as device readings. Such attacks are more complicated and less brute force than</text:p>
      <text:p text:style-name="Text_20_body">denial of service attacks. The risks of integrity attacks</text:p>
      <text:p text:style-name="Text_20_body">are very high and real. False data injection is an example</text:p>
      <text:p text:style-name="Text_20_body">of an integrity attack, which influences both users and suppliers. In this type of attack the attacker</text:p>
      <text:p text:style-name="Text_20_body">compromises a number of measuring devices to</text:p>
      <text:p text:style-name="Text_20_body">inject false information. This attack can have a long-term and</text:p>
      <text:p text:style-name="Text_20_body">heavy impact on smart grid systems, resulting in a significant</text:p>
      <text:p text:style-name="Text_20_body">financial loss for the suppliers. On the other hand, attacks which target</text:p>
      <text:p text:style-name="Text_20_body">the confidentiality of information are not meant to modify the information,</text:p>
      <text:p text:style-name="Text_20_body">but to gain knowledge about</text:p>
      <text:p text:style-name="Text_20_body">sensitive information. Eavesdropping is one of the main</text:p>
      <text:p text:style-name="Text_20_body">attack types in this category. Targeted information is typically</text:p>
      <text:p text:style-name="Text_20_body">a customer's account number or electricity usage. Data security and</text:p>
      <text:p text:style-name="Text_20_body">privacy are a top concern in smart grids. Utilization of cloud computing for</text:p>
      <text:p text:style-name="Text_20_body">data storage and processing has caused even</text:p>
      <text:p text:style-name="Text_20_body">more problems for smart grids. Indeed, the wide range and large amount</text:p>
      <text:p text:style-name="Text_20_body">of data originating from multiple sources makes it challenging to guarantee</text:p>
      <text:p text:style-name="Text_20_body">data security and privacy in the grid. Especially if data, either public or</text:p>
      <text:p text:style-name="Text_20_body">private, has multiple owners. It is more probable that personally</text:p>
      <text:p text:style-name="Text_20_body"><text:soft-page-break/>identifiable information will be eventually passed and</text:p>
      <text:p text:style-name="Text_20_body">revealed if not handled carefully. This naturally compromises</text:p>
      <text:p text:style-name="Text_20_body">the privacy of smart grid users. Similar privacy issues are also present when transforming data by</text:p>
      <text:p text:style-name="Text_20_body">aggregating it from multiple owners. From the system performance point of view,</text:p>
      <text:p text:style-name="Text_20_body">enforcing security and privacy measures leads to</text:p>
      <text:p text:style-name="Text_20_body">finer granularity of data. That is more control information</text:p>
      <text:p text:style-name="Text_20_body">is embedded in data, and this might cause unacceptable</text:p>
      <text:p text:style-name="Text_20_body">latencies in some cases. User-centric access control approaches provide flexibility for</text:p>
      <text:p text:style-name="Text_20_body">the users to control access to their own data,</text:p>
      <text:p text:style-name="Text_20_body">which is stored in a shared environment. In these approaches,</text:p>
      <text:p text:style-name="Text_20_body">the access control policies could be set to change dynamically</text:p>
      <text:p text:style-name="Text_20_body">based on some external information, such as the social media</text:p>
      <text:p text:style-name="Text_20_body">activities of the users. Dynamically changing</text:p>
      <text:p text:style-name="Text_20_body">access control policies impose a high cost in terms</text:p>
      <text:p text:style-name="Text_20_body">of system complexity. Due to its nature, the data in</text:p>
      <text:p text:style-name="Text_20_body">the smart grid needs to be archived for a long period of time. Storing the data for a long time requires</text:p>
      <text:p text:style-name="Text_20_body">more powerful cryptographic solutions, because a computational</text:p>
      <text:p text:style-name="Text_20_body">ability to break cryptographic algorithms increase with time. In addition, the user's perception and</text:p>
      <text:p text:style-name="Text_20_body">requirements for privacy can change over time. With this in mind, the system</text:p>
      <text:p text:style-name="Text_20_body">should be designed in such a way that there is a built in tolerance for</text:p>
      <text:p text:style-name="Text_20_body">changes in security and privacy measures for</text:p>
      <text:p text:style-name="Text_20_body">long-term archive data. In this lesson,</text:p>
      <text:p text:style-name="Text_20_body">which concludes the module, Introduction to Cyber-Physical Systems, Security, and Privacy,</text:p>
      <text:p text:style-name="Text_20_body">we looked into some security issues of smart grid networks as an example</text:p>
      <text:p text:style-name="Text_20_body">of real world cyber-physical systems. In the next module, we are going to</text:p>
      <text:p text:style-name="Text_20_body">learn about cryptographic solutions for securing cyber physical systems. [SOU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6T15:50:49.489470653</dc:date>
    <meta:document-statistic meta:table-count="0" meta:image-count="0" meta:object-count="0" meta:page-count="3" meta:paragraph-count="80" meta:word-count="855" meta:character-count="5499" meta:non-whitespace-character-count="4724"/>
    <meta:generator>LibreOffice/4.2.8.2$Linux_X86_64 LibreOffice_project/420m0$Build-2</meta:generator>
  </office:meta>
</office:document-meta>
</file>